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TagTests.assert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ttonTagTests.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tton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Tests.createTag( final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ttonTagTests.button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tton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Tests.assert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